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407" officeooo:paragraph-rsid="001ce407"/>
    </style:style>
    <style:style style:name="P2" style:family="paragraph" style:parent-style-name="Standard">
      <style:text-properties officeooo:rsid="001cf872" officeooo:paragraph-rsid="001cf872"/>
    </style:style>
    <style:style style:name="P3" style:family="paragraph" style:parent-style-name="Standard">
      <style:text-properties officeooo:rsid="00205b42" officeooo:paragraph-rsid="0020898b"/>
    </style:style>
    <style:style style:name="T1" style:family="text">
      <style:text-properties officeooo:rsid="001cf872"/>
    </style:style>
    <style:style style:name="T2" style:family="text">
      <style:text-properties officeooo:rsid="001e9a6e"/>
    </style:style>
    <style:style style:name="T3" style:family="text">
      <style:text-properties officeooo:rsid="002089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ter Magenheim <text:span text:style-name="T1">Portfolio v3 content.</text:span></text:p>
      <text:p text:style-name="P1"/>
      <text:p text:style-name="P2">First paragraph on the root tsx file:</text:p>
      <text:p text:style-name="P2"/>
      <text:p text:style-name="P2">Hello, my name is Peter Magenheim and I am a software developer. I have experience in a variety of fields relating to Computer Science, and I love to code. I have gotten several professional jobs done such as a website for Premium Personal Care, and a few for the Headstarter Fellowship. <text:s/>I have experience working in Full Stack Development, Data Science, Machine Learning, Cyber Security, <text:span text:style-name="T2">Operating Systems, Hardware, </text:span>and a little bit of Cloud Engineering. <text:span text:style-name="T2">All of these can show in my projects and what I did with them.</text:span></text:p>
      <text:p text:style-name="P2"/>
      <text:p text:style-name="P2"/>
      <text:p text:style-name="P3">Skills: <text:span text:style-name="T3">\n</text:span> JavaScript, <text:span text:style-name="T3">Typescript, App Script, React JS, Next JS </text:span>\n <text:span text:style-name="T3">HTML/CSS, Tailwind CSS, Material UI \n </text:span>Python, <text:span text:style-name="T3">Numpy, Pandas, Matplotlib, Open AI API, Gemini API, LLAMA 2 Local, Pinecone, Turtle, Pygame \n Windows CMD, Linux Terminal, Git, npm, pip, pyenv</text:span>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05:10:50.706190577</meta:creation-date>
    <dc:date>2024-10-04T06:52:46.389471356</dc:date>
    <meta:editing-duration>PT10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42" meta:character-count="854" meta:non-whitespace-character-count="714"/>
  </office:meta>
</office:document-meta>
</file>